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001cm" table:align="left"/>
    </style:style>
    <style:style style:name="Таблица1.A" style:family="table-column">
      <style:table-column-properties style:column-width="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001cm" table:align="left"/>
    </style:style>
    <style:style style:name="Таблица2.A" style:family="table-column">
      <style:table-column-properties style:column-width="3cm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paragraph-rsid="000ea33c"/>
    </style:style>
    <style:style style:name="P3" style:family="paragraph" style:parent-style-name="Standard">
      <style:paragraph-properties fo:text-align="end" style:justify-single-word="false"/>
      <style:text-properties style:font-name="Liberation Serif" officeooo:paragraph-rsid="000ea33c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center" style:justify-single-word="false"/>
      <style:text-properties officeooo:rsid="000ea33c" officeooo:paragraph-rsid="000ea33c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paragraph-properties fo:break-before="page"/>
      <style:text-properties officeooo:rsid="001cad33" officeooo:paragraph-rsid="001cad33"/>
    </style:style>
    <style:style style:name="P10" style:family="paragraph" style:parent-style-name="Heading_20_3">
      <style:text-properties officeooo:rsid="001cad33" officeooo:paragraph-rsid="001cad33"/>
    </style:style>
    <style:style style:name="P11" style:family="paragraph" style:parent-style-name="Heading_20_3">
      <style:text-properties officeooo:rsid="001d9e78" officeooo:paragraph-rsid="001d9e78"/>
    </style:style>
    <style:style style:name="P12" style:family="paragraph" style:parent-style-name="Heading_20_3">
      <style:text-properties officeooo:rsid="001f39e5" officeooo:paragraph-rsid="001f39e5"/>
    </style:style>
    <style:style style:name="P13" style:family="paragraph" style:parent-style-name="Heading_20_3">
      <style:text-properties officeooo:rsid="002037f1" officeooo:paragraph-rsid="002037f1"/>
    </style:style>
    <style:style style:name="P14" style:family="paragraph" style:parent-style-name="Heading_20_3">
      <style:text-properties officeooo:rsid="002102d6" officeooo:paragraph-rsid="002102d6"/>
    </style:style>
    <style:style style:name="P15" style:family="paragraph" style:parent-style-name="Heading_20_3">
      <style:text-properties officeooo:rsid="00225ea3" officeooo:paragraph-rsid="00225ea3"/>
    </style:style>
    <style:style style:name="P16" style:family="paragraph" style:parent-style-name="Heading_20_3">
      <style:text-properties officeooo:rsid="0022770c" officeooo:paragraph-rsid="0022770c"/>
    </style:style>
    <style:style style:name="P17" style:family="paragraph" style:parent-style-name="Heading_20_3">
      <style:text-properties officeooo:rsid="0022897b" officeooo:paragraph-rsid="0022897b"/>
    </style:style>
    <style:style style:name="P18" style:family="paragraph" style:parent-style-name="Heading_20_3">
      <style:text-properties officeooo:rsid="0023ca97" officeooo:paragraph-rsid="0023ca97"/>
    </style:style>
    <style:style style:name="P19" style:family="paragraph" style:parent-style-name="List_20_Paragraph" style:list-style-name="WWNum5">
      <style:paragraph-properties fo:margin-left="0cm" fo:margin-right="0cm" fo:text-align="start" style:justify-single-word="false" fo:text-indent="1.249cm" style:auto-text-indent="false"/>
      <style:text-properties style:font-name="Liberation Serif" fo:font-size="12pt" officeooo:rsid="00255992" officeooo:paragraph-rsid="00255992" style:font-size-asian="12pt" style:font-size-complex="12pt"/>
    </style:style>
    <style:style style:name="P20" style:family="paragraph" style:parent-style-name="List_20_Paragraph">
      <style:paragraph-properties fo:text-align="start" style:justify-single-word="false"/>
      <style:text-properties style:font-name="Liberation Serif" fo:font-size="12pt" fo:language="ru" fo:country="RU" officeooo:paragraph-rsid="00255992" style:font-size-asian="12pt" style:font-size-complex="12pt"/>
    </style:style>
    <style:style style:name="P21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  <style:text-properties officeooo:paragraph-rsid="00255992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0ea33c" style:font-size-asian="16pt" style:font-weight-asian="bold" style:font-name-complex="Times New Roman1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255992" style:font-size-asian="16pt" style:font-weight-asian="bold" style:font-name-complex="Times New Roman1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ea33c" style:font-size-asian="14pt" style:font-name-complex="Times New Roman1" style:font-size-complex="14pt"/>
    </style:style>
    <style:style style:name="P25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paragraph-rsid="000ea33c" style:font-size-asian="14pt" style:font-name-complex="Times New Roman1" style:font-size-complex="14pt"/>
    </style:style>
    <style:style style:name="P26" style:family="paragraph" style:parent-style-name="Standard">
      <style:paragraph-properties fo:text-align="end" style:justify-single-word="false" fo:break-before="pag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normal" officeooo:rsid="000ea33c" officeooo:paragraph-rsid="000ea33c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erif" officeooo:paragraph-rsid="00255992"/>
    </style:style>
    <style:style style:name="P30" style:family="paragraph" style:parent-style-name="Table_20_Contents">
      <style:text-properties officeooo:rsid="001cad33" officeooo:paragraph-rsid="001cad33"/>
    </style:style>
    <style:style style:name="P31" style:family="paragraph" style:parent-style-name="Table_20_Contents">
      <style:text-properties officeooo:rsid="001f39e5" officeooo:paragraph-rsid="001f39e5"/>
    </style:style>
    <style:style style:name="P32" style:family="paragraph" style:parent-style-name="Text_20_body">
      <style:text-properties officeooo:paragraph-rsid="001d9e78"/>
    </style:style>
    <style:style style:name="P33" style:family="paragraph" style:parent-style-name="Text_20_body">
      <style:text-properties officeooo:rsid="001f39e5" officeooo:paragraph-rsid="001f39e5"/>
    </style:style>
    <style:style style:name="P34" style:family="paragraph" style:parent-style-name="Text_20_body">
      <style:text-properties officeooo:rsid="002037f1" officeooo:paragraph-rsid="002037f1"/>
    </style:style>
    <style:style style:name="P35" style:family="paragraph" style:parent-style-name="Text_20_body">
      <style:text-properties officeooo:paragraph-rsid="002037f1"/>
    </style:style>
    <style:style style:name="P36" style:family="paragraph" style:parent-style-name="Text_20_body">
      <style:text-properties officeooo:paragraph-rsid="002102d6"/>
    </style:style>
    <style:style style:name="P37" style:family="paragraph" style:parent-style-name="Text_20_body">
      <style:text-properties officeooo:paragraph-rsid="00225ea3"/>
    </style:style>
    <style:style style:name="P38" style:family="paragraph" style:parent-style-name="Text_20_body">
      <style:text-properties officeooo:rsid="0022770c" officeooo:paragraph-rsid="0022770c"/>
    </style:style>
    <style:style style:name="P39" style:family="paragraph" style:parent-style-name="Text_20_body">
      <style:text-properties officeooo:paragraph-rsid="0022897b"/>
    </style:style>
    <style:style style:name="P40" style:family="paragraph" style:parent-style-name="Text_20_body">
      <style:text-properties officeooo:rsid="0023ca97" officeooo:paragraph-rsid="0023ca97"/>
    </style:style>
    <style:style style:name="P41" style:family="paragraph" style:parent-style-name="Text_20_body">
      <style:paragraph-properties fo:text-align="center" style:justify-single-word="false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fo:font-size="16pt" fo:language="ru" fo:country="RU" fo:font-weight="bold" officeooo:rsid="000ea33c" style:font-size-asian="16pt" style:font-weight-asian="bold" style:font-name-complex="Times New Roman1" style:font-size-complex="16pt" style:font-weight-complex="bold"/>
    </style:style>
    <style:style style:name="T3" style:family="text">
      <style:text-properties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language="ru" fo:country="RU" fo:font-weight="bold" officeooo:rsid="000ea33c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officeooo:rsid="00255992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Times New Roman1"/>
    </style:style>
    <style:style style:name="T11" style:family="text">
      <style:text-properties style:font-name="Liberation Serif" fo:font-size="12pt" fo:language="ru" fo:country="RU" style:font-size-asian="12pt" style:font-size-complex="12pt"/>
    </style:style>
    <style:style style:name="T12" style:family="text">
      <style:text-properties style:font-name="Liberation Serif" fo:font-size="12pt" fo:language="ru" fo:country="RU" officeooo:rsid="00255992" style:font-size-asian="12pt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147cm" fo:min-width="0.108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5" draw:z-index="7" draw:name="Фигура 2" draw:style-name="gr1" svg:width="0.214cm" svg:height="2.451cm" svg:x="8.426cm" svg:y="10.948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5" draw:z-index="2" draw:name="Фигура 1" draw:style-name="gr1" svg:width="0.214cm" svg:height="2.451cm" svg:x="8.588cm" svg:y="4.17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1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22">Лабораторная работа №1</text:p>
      <text:p text:style-name="P22">по дисциплине</text:p>
      <text:p text:style-name="P22">«Информатика»</text:p>
      <text:p text:style-name="P23"><text:span text:style-name="T7">«Перевод чисел между различными системами счисления»</text:span></text:p>
      <text:p text:style-name="P2"><text:span text:style-name="T1">Вариант №2</text:span><text:span text:style-name="T2">5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tab/><text:tab/><text:tab/><text:tab/><text:tab/><text:tab/><text:tab/><text:tab/><text:tab/><text:tab/> <text:s text:c="5"/>Выполнил : </text:p>
      <text:p text:style-name="P3"><text:span text:style-name="T3"><text:s/></text:span><text:span text:style-name="T4">Морозов Дмитрий, группа </text:span><text:span text:style-name="T6">P</text:span><text:span text:style-name="T4">311</text:span><text:span text:style-name="T5">6</text:span></text:p>
      <text:p text:style-name="P25">Преподаватель :</text:p>
      <text:p text:style-name="P3"><text:span text:style-name="T4">Авксентьева </text:span><text:span text:style-name="T5">Е.Ю.</text:span></text:p>
      <text:p text:style-name="P26"/>
      <text:h text:style-name="P8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<text:a xlink:type="simple" xlink:href="#__RefHeading___Toc442_1709031137" text:style-name="Index_20_Link" text:visited-style-name="Index_20_Link">Порядок выполнения работы<text:tab/>3</text:a></text:p>
          <text:p text:style-name="P5"><text:a xlink:type="simple" xlink:href="#__RefHeading___Toc444_1709031137" text:style-name="Index_20_Link" text:visited-style-name="Index_20_Link">Основные этапы вычисления<text:tab/>4</text:a></text:p>
          <text:p text:style-name="P6"><text:a xlink:type="simple" xlink:href="#__RefHeading___Toc446_1709031137" text:style-name="Index_20_Link" text:visited-style-name="Index_20_Link">1.<text:tab/>4</text:a></text:p>
          <text:p text:style-name="P6"><text:a xlink:type="simple" xlink:href="#__RefHeading___Toc448_1709031137" text:style-name="Index_20_Link" text:visited-style-name="Index_20_Link">2.<text:tab/>4</text:a></text:p>
          <text:p text:style-name="P6"><text:a xlink:type="simple" xlink:href="#__RefHeading___Toc450_1709031137" text:style-name="Index_20_Link" text:visited-style-name="Index_20_Link">3.<text:tab/>4</text:a></text:p>
          <text:p text:style-name="P6"><text:a xlink:type="simple" xlink:href="#__RefHeading___Toc452_1709031137" text:style-name="Index_20_Link" text:visited-style-name="Index_20_Link">4.<text:tab/>4</text:a></text:p>
          <text:p text:style-name="P6"><text:a xlink:type="simple" xlink:href="#__RefHeading___Toc454_1709031137" text:style-name="Index_20_Link" text:visited-style-name="Index_20_Link">5.<text:tab/>4</text:a></text:p>
          <text:p text:style-name="P6"><text:a xlink:type="simple" xlink:href="#__RefHeading___Toc456_1709031137" text:style-name="Index_20_Link" text:visited-style-name="Index_20_Link">6.<text:tab/>5</text:a></text:p>
          <text:p text:style-name="P6"><text:a xlink:type="simple" xlink:href="#__RefHeading___Toc458_1709031137" text:style-name="Index_20_Link" text:visited-style-name="Index_20_Link">7.<text:tab/>5</text:a></text:p>
          <text:p text:style-name="P6"><text:a xlink:type="simple" xlink:href="#__RefHeading___Toc460_1709031137" text:style-name="Index_20_Link" text:visited-style-name="Index_20_Link">8.<text:tab/>5</text:a></text:p>
          <text:p text:style-name="P6"><text:a xlink:type="simple" xlink:href="#__RefHeading___Toc462_1709031137" text:style-name="Index_20_Link" text:visited-style-name="Index_20_Link">9.<text:tab/>5</text:a></text:p>
          <text:p text:style-name="P6"><text:a xlink:type="simple" xlink:href="#__RefHeading___Toc464_1709031137" text:style-name="Index_20_Link" text:visited-style-name="Index_20_Link">10.<text:tab/>5</text:a></text:p>
          <text:p text:style-name="P6"><text:a xlink:type="simple" xlink:href="#__RefHeading___Toc466_1709031137" text:style-name="Index_20_Link" text:visited-style-name="Index_20_Link">11.<text:tab/>5</text:a></text:p>
          <text:p text:style-name="P6"><text:a xlink:type="simple" xlink:href="#__RefHeading___Toc468_1709031137" text:style-name="Index_20_Link" text:visited-style-name="Index_20_Link">12.<text:tab/>5</text:a></text:p>
          <text:p text:style-name="P6"><text:a xlink:type="simple" xlink:href="#__RefHeading___Toc470_1709031137" text:style-name="Index_20_Link" text:visited-style-name="Index_20_Link">13.<text:tab/>5</text:a></text:p>
          <text:p text:style-name="P4"><text:a xlink:type="simple" xlink:href="#__RefHeading___Toc1899_1709031137" text:style-name="Index_20_Link" text:visited-style-name="Index_20_Link">Вывод<text:tab/>6</text:a></text:p>
          <text:p text:style-name="P4"><text:a xlink:type="simple" xlink:href="#__RefHeading___Toc1901_1709031137" text:style-name="Index_20_Link" text:visited-style-name="Index_20_Link">Список Литературы<text:tab/>7</text:a></text:p>
        </text:index-body>
      </text:table-of-content>
      <text:h text:style-name="P8" text:outline-level="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8" text:outline-level="1"><text:bookmark-start text:name="__RefHeading___Toc442_1709031137"/><text:soft-page-break/>Порядок выполнения работы<text:bookmark-end text:name="__RefHeading___Toc442_1709031137"/></text:h>
      <text:p text:style-name="P28"><text:tab/>1. Перевести число "А", заданное в системе счисления "В", в систему</text:p>
      <text:p text:style-name="P28">счисления "С". Числа "А", "В" и "С" взять из представленных ниже</text:p>
      <text:p text:style-name="P28">таблиц. Вариант выбирается как сумма последних двух цифр в номере</text:p>
      <text:p text:style-name="P28">группы и номера в списке группы согласно ISU. Т.е. 13-му человеку из</text:p>
      <text:p text:style-name="P28">группы P3102 соответствует 15-й вариант (=02 + 13). Если полученный</text:p>
      <text:p text:style-name="P28">вариант больше 40, то необходимо вычесть из него 40. Т.е. 21-му</text:p>
      <text:p text:style-name="P28">человеку из группы P3121 соответствует 2-й вариант (=21 + 21 - 40).</text:p>
      <text:p text:style-name="P28"><text:tab/>2. Обязательное задание (позволяет набрать до 85 процентов от</text:p>
      <text:p text:style-name="P28">максимального числа баллов БаРС за данную лабораторную). Всего</text:p>
      <text:p text:style-name="P28">нужно решить 13 примеров. Для примеров с 5-го по 7-й выполнить</text:p>
      <text:p text:style-name="P28">операцию перевода по сокращенному правилу (для систем с основанием</text:p>
      <text:p text:style-name="P28">2 в системы с основанием 2^k). Для примеров с 4-го по 6-й и с 8-го по 9-</text:p>
      <text:p text:style-name="P28">й найти ответ с точностью до 5 знака после запятой. В примере 11 группа</text:p>
      <text:p text:style-name="P28">символов {^1} означает -1 в симметричной системе счисления.</text:p>
      <text:p text:style-name="P28"><text:tab/>3. Дополнительное задание №1 (позволяет набрать +15 процентов от</text:p>
      <text:p text:style-name="P28">максимального числа баллов БаРС за данную лабораторную). Написать</text:p>
      <text:p text:style-name="P28">программу на любом языке программирования, которая бы на вход</text:p>
      <text:p text:style-name="P28">получала число в системе счисления "С" из примера 11, а на выходе вы</text:p>
      <text:p text:style-name="P28">выдавала это число в системе счисления "B" из примера 11. В случае</text:p>
      <text:p text:style-name="P28">выполнения этого задания предоставить листинг программы в отчёте.</text:p>
      <text:p text:style-name="P28"><text:tab/>4. Оформить отчёт по лабораторной работе исходя из требований.</text:p>
      <text:p text:style-name="P27"/>
      <text:p text:style-name="P27"/>
      <text:h text:style-name="P9" text:outline-level="2"><text:bookmark-start text:name="__RefHeading___Toc444_1709031137"/><text:span text:style-name="T3">Основные этапы вычисления</text:span><text:bookmark-end text:name="__RefHeading___Toc444_1709031137"/></text:h>
      <text:h text:style-name="P10" text:outline-level="3"><text:bookmark-start text:name="__RefHeading___Toc446_1709031137"/>1. <draw:frame draw:style-name="fr1" draw:name="Объект1" text:anchor-type="as-char" svg:y="-0.377cm" svg:width="2.371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3" text:anchor-type="as-char" svg:y="-0.377cm" svg:width="3.33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end text:name="__RefHeading___Toc446_1709031137"/>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0">Число</text:p>
          </table:table-cell>
          <table:table-cell table:style-name="Таблица1.A1" office:value-type="string">
            <text:p text:style-name="P30">Остаток</text:p>
          </table:table-cell>
        </table:table-row>
        <table:table-row>
          <table:table-cell table:style-name="Таблица1.A1" office:value-type="string">
            <text:p text:style-name="P30">46318</text:p>
          </table:table-cell>
          <table:table-cell table:style-name="Таблица1.A1" office:value-type="string">
            <text:p text:style-name="P30">13(D)</text:p>
          </table:table-cell>
        </table:table-row>
        <table:table-row>
          <table:table-cell table:style-name="Таблица1.A1" office:value-type="string">
            <text:p text:style-name="P30">3087</text:p>
          </table:table-cell>
          <table:table-cell table:style-name="Таблица1.A1" office:value-type="string">
            <text:p text:style-name="P30">12(C)</text:p>
          </table:table-cell>
        </table:table-row>
        <table:table-row>
          <table:table-cell table:style-name="Таблица1.A1" office:value-type="string">
            <text:p text:style-name="P30">205</text:p>
          </table:table-cell>
          <table:table-cell table:style-name="Таблица1.A1" office:value-type="string">
            <text:p text:style-name="P30">10(A)</text:p>
          </table:table-cell>
        </table:table-row>
        <table:table-row>
          <table:table-cell table:style-name="Таблица1.A1" office:value-type="string">
            <text:p text:style-name="P30">13</text:p>
          </table:table-cell>
          <table:table-cell table:style-name="Таблица1.A1" office:value-type="string">
            <text:p text:style-name="P30">13(D)</text:p>
          </table:table-cell>
        </table:table-row>
      </table:table>
      <text:h text:style-name="Heading_20_3" text:outline-level="3"><text:bookmark-start text:name="__RefHeading___Toc448_1709031137"/>2. <draw:frame draw:style-name="fr1" draw:name="Объект2" text:anchor-type="as-char" svg:y="-0.377cm" svg:width="2.237cm" svg:height="0.531cm" draw:z-index="3"><draw:object xlink:href="./Object 2" xlink:type="simple" xlink:show="embed" xlink:actuate="onLoad"/><draw:image xlink:href="./ObjectReplacements/Object 2" xlink:type="simple" xlink:show="embed" xlink:actuate="onLoad"/></draw:frame><text:bookmark-end text:name="__RefHeading___Toc448_1709031137"/></text:h>
      <text:p text:style-name="P32"><draw:frame draw:style-name="fr1" draw:name="Объект4" text:anchor-type="as-char" svg:y="-0.437cm" svg:width="8.594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11" text:outline-level="3"><text:bookmark-start text:name="__RefHeading___Toc450_1709031137"/>3. <draw:frame draw:style-name="fr1" draw:name="Объект5" text:anchor-type="as-char" svg:y="-0.377cm" svg:width="2.436cm" svg:height="0.53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8" text:anchor-type="as-char" svg:y="-0.377cm" svg:width="3.27cm" svg:height="0.53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bookmark-end text:name="__RefHeading___Toc450_1709031137"/></text:h>
      <text:p text:style-name="P32"><draw:frame draw:style-name="fr1" draw:name="Объект6" text:anchor-type="as-char" svg:y="-0.437cm" svg:width="10.366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1">Число</text:p>
          </table:table-cell>
          <table:table-cell table:style-name="Таблица2.A1" office:value-type="string">
            <text:p text:style-name="P31">Остаток</text:p>
          </table:table-cell>
        </table:table-row>
        <table:table-row>
          <table:table-cell table:style-name="Таблица2.A1" office:value-type="string">
            <text:p text:style-name="P31">42485</text:p>
          </table:table-cell>
          <table:table-cell table:style-name="Таблица2.A1" office:value-type="string">
            <text:p text:style-name="P31">5</text:p>
          </table:table-cell>
        </table:table-row>
        <table:table-row>
          <table:table-cell table:style-name="Таблица2.A1" office:value-type="string">
            <text:p text:style-name="P31">4720</text:p>
          </table:table-cell>
          <table:table-cell table:style-name="Таблица2.A1" office:value-type="string">
            <text:p text:style-name="P31">4</text:p>
          </table:table-cell>
        </table:table-row>
        <table:table-row>
          <table:table-cell table:style-name="Таблица2.A1" office:value-type="string">
            <text:p text:style-name="P31">524</text:p>
          </table:table-cell>
          <table:table-cell table:style-name="Таблица2.A1" office:value-type="string">
            <text:p text:style-name="P31">2</text:p>
          </table:table-cell>
        </table:table-row>
        <table:table-row>
          <table:table-cell table:style-name="Таблица2.A1" office:value-type="string">
            <text:p text:style-name="P31">58</text:p>
          </table:table-cell>
          <table:table-cell table:style-name="Таблица2.A1" office:value-type="string">
            <text:p text:style-name="P31">4</text:p>
          </table:table-cell>
        </table:table-row>
        <table:table-row>
          <table:table-cell table:style-name="Таблица2.A1" office:value-type="string">
            <text:p text:style-name="P31">6</text:p>
          </table:table-cell>
          <table:table-cell table:style-name="Таблица2.A1" office:value-type="string">
            <text:p text:style-name="P31">6</text:p>
          </table:table-cell>
        </table:table-row>
      </table:table>
      <text:h text:style-name="P12" text:outline-level="3"><text:bookmark-start text:name="__RefHeading___Toc452_1709031137"/>4. <draw:frame draw:style-name="fr1" draw:name="Объект7" text:anchor-type="as-char" svg:y="-0.377cm" svg:width="2.127cm" svg:height="0.531cm" draw:z-index="9"><draw:object xlink:href="./Object 7" xlink:type="simple" xlink:show="embed" xlink:actuate="onLoad"/><draw:image xlink:href="./ObjectReplacements/Object 7" xlink:type="simple" xlink:show="embed" xlink:actuate="onLoad"/></draw:frame><text:bookmark-end text:name="__RefHeading___Toc452_1709031137"/></text:h>
      <text:p text:style-name="P33">Перевод целой части</text:p>
      <text:p text:style-name="P33"><draw:frame draw:style-name="fr1" draw:name="Объект9" text:anchor-type="as-char" svg:y="-0.377cm" svg:width="4.23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33">Перевод дробной части</text:p>
      <text:p text:style-name="P33">0,48 * 2 = 0,96</text:p>
      <text:p text:style-name="P33">0,96 * 2 = 1,92</text:p>
      <text:p text:style-name="P33">0,92 * 2 = 1,84</text:p>
      <text:p text:style-name="P33">0,84 * 2 = 1,68</text:p>
      <text:p text:style-name="P33">0,68 * 2 = 1,36</text:p>
      <text:p text:style-name="P34">Т.к. точность 5 знаков после запятой, то <draw:frame draw:style-name="fr1" draw:name="Объект10" text:anchor-type="as-char" svg:y="-0.377cm" svg:width="4.113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h text:style-name="P13" text:outline-level="3"><text:bookmark-start text:name="__RefHeading___Toc454_1709031137"/>5. <draw:frame draw:style-name="fr1" draw:name="Объект11" text:anchor-type="as-char" svg:y="-0.377cm" svg:width="2.519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bookmark-end text:name="__RefHeading___Toc454_1709031137"/></text:h>
      <text:p text:style-name="P34"><draw:frame draw:style-name="fr1" draw:name="Объект12" text:anchor-type="as-char" svg:y="-0.377cm" svg:width="2.00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34"><draw:frame draw:style-name="fr1" draw:name="Объект13" text:anchor-type="as-char" svg:y="-0.377cm" svg:width="2.11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4"><draw:frame draw:style-name="fr1" draw:name="Объект14" text:anchor-type="as-char" svg:y="-0.377cm" svg:width="2.09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34"><draw:frame draw:style-name="fr1" draw:name="Объект15" text:anchor-type="as-char" svg:y="-0.377cm" svg:width="2.09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1" draw:name="Объект16" text:anchor-type="as-char" svg:y="-0.377cm" svg:width="4.927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p>
      <text:h text:style-name="P13" text:outline-level="3"><text:bookmark-start text:name="__RefHeading___Toc456_1709031137"/><text:soft-page-break/>6. <draw:frame draw:style-name="fr1" draw:name="Объект17" text:anchor-type="as-char" svg:y="-0.377cm" svg:width="2.007cm" svg:height="0.531cm" draw:z-index="18"><draw:object xlink:href="./Object 17" xlink:type="simple" xlink:show="embed" xlink:actuate="onLoad"/><draw:image xlink:href="./ObjectReplacements/Object 17" xlink:type="simple" xlink:show="embed" xlink:actuate="onLoad"/></draw:frame><text:bookmark-end text:name="__RefHeading___Toc456_1709031137"/></text:h>
      <text:p text:style-name="P35"><draw:frame draw:style-name="fr1" draw:name="Объект18" text:anchor-type="as-char" svg:y="-0.377cm" svg:width="1.693cm" svg:height="0.53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35"><draw:frame draw:style-name="fr1" draw:name="Объект19" text:anchor-type="as-char" svg:y="-0.377cm" svg:width="1.663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5"><draw:frame draw:style-name="fr1" draw:name="Объект20" text:anchor-type="as-char" svg:y="-0.377cm" svg:width="1.67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5"><draw:frame draw:style-name="fr1" draw:name="Объект21" text:anchor-type="as-char" svg:y="-0.377cm" svg:width="4.205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14" text:outline-level="3"><text:bookmark-start text:name="__RefHeading___Toc458_1709031137"/>7. <draw:frame draw:style-name="fr1" draw:name="Объект22" text:anchor-type="as-char" svg:y="-0.377cm" svg:width="2.759cm" svg:height="0.531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458_1709031137"/></text:h>
      <text:p text:style-name="P36"><draw:frame draw:style-name="fr1" draw:name="Объект23" text:anchor-type="as-char" svg:y="-0.377cm" svg:width="6.00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h text:style-name="P15" text:outline-level="3"><text:bookmark-start text:name="__RefHeading___Toc460_1709031137"/>8. <draw:frame draw:style-name="fr1" draw:name="Объект24" text:anchor-type="as-char" svg:y="-0.377cm" svg:width="2.757cm" svg:height="0.531cm" draw:z-index="25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460_1709031137"/></text:h>
      <text:p text:style-name="P37"><draw:frame draw:style-name="fr1" draw:name="Объект25" text:anchor-type="as-char" svg:y="-0.437cm" svg:width="11.178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p>
      <text:h text:style-name="P15" text:outline-level="3"><text:bookmark-start text:name="__RefHeading___Toc462_1709031137"/>9. <draw:frame draw:style-name="fr1" draw:name="Объект26" text:anchor-type="as-char" svg:y="-0.377cm" svg:width="2.429cm" svg:height="0.531cm" draw:z-index="27"><draw:object xlink:href="./Object 26" xlink:type="simple" xlink:show="embed" xlink:actuate="onLoad"/><draw:image xlink:href="./ObjectReplacements/Object 26" xlink:type="simple" xlink:show="embed" xlink:actuate="onLoad"/></draw:frame><text:bookmark-end text:name="__RefHeading___Toc462_1709031137"/></text:h>
      <text:p text:style-name="P37"><draw:frame draw:style-name="fr1" draw:name="Объект27" text:anchor-type="as-char" svg:y="-0.437cm" svg:width="12.471cm" svg:height="0.591cm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P16" text:outline-level="3"><text:bookmark-start text:name="__RefHeading___Toc464_1709031137"/>10. <draw:frame draw:style-name="fr1" draw:name="Объект28" text:anchor-type="as-char" svg:y="-0.377cm" svg:width="1.842cm" svg:height="0.531cm" draw:z-index="2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464_1709031137"/></text:h>
      <text:p text:style-name="P38">Ряд Фибоначчи: 1, 2, 3, 5, 8, 13, 21, 34….</text:p>
      <text:p text:style-name="P38">60 = 34 + 21 + 5</text:p>
      <text:p text:style-name="P38"><draw:frame draw:style-name="fr1" draw:name="Объект29" text:anchor-type="as-char" svg:y="-0.377cm" svg:width="3.306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h text:style-name="P17" text:outline-level="3"><text:bookmark-start text:name="__RefHeading___Toc466_1709031137"/>11. <draw:frame draw:style-name="fr1" draw:name="Объект30" text:anchor-type="as-char" svg:y="-0.377cm" svg:width="2.124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466_1709031137"/></text:h>
      <text:p text:style-name="P39"><draw:frame draw:style-name="fr1" draw:name="Объект31" text:anchor-type="as-char" svg:y="-0.437cm" svg:width="10.753cm" svg:height="0.591cm" draw:z-index="32"><draw:object xlink:href="./Object 31" xlink:type="simple" xlink:show="embed" xlink:actuate="onLoad"/><draw:image xlink:href="./ObjectReplacements/Object 31" xlink:type="simple" xlink:show="embed" xlink:actuate="onLoad"/></draw:frame></text:p>
      <text:h text:style-name="P17" text:outline-level="3"><text:bookmark-start text:name="__RefHeading___Toc468_1709031137"/>12. <draw:frame draw:style-name="fr1" draw:name="Объект34" text:anchor-type="as-char" svg:y="-0.386cm" svg:width="3.847cm" svg:height="0.542cm" draw:z-index="35"><draw:object xlink:href="./Object 34" xlink:type="simple" xlink:show="embed" xlink:actuate="onLoad"/><draw:image xlink:href="./ObjectReplacements/Object 34" xlink:type="simple" xlink:show="embed" xlink:actuate="onLoad"/></draw:frame><text:bookmark-end text:name="__RefHeading___Toc468_1709031137"/></text:h>
      <text:p text:style-name="P39"><draw:frame draw:style-name="fr1" draw:name="Объект35" text:anchor-type="as-char" svg:y="-0.437cm" svg:width="10.599cm" svg:height="0.591cm" draw:z-index="36"><draw:object xlink:href="./Object 35" xlink:type="simple" xlink:show="embed" xlink:actuate="onLoad"/><draw:image xlink:href="./ObjectReplacements/Object 35" xlink:type="simple" xlink:show="embed" xlink:actuate="onLoad"/></draw:frame></text:p>
      <text:h text:style-name="P18" text:outline-level="3"><text:bookmark-start text:name="__RefHeading___Toc470_1709031137"/>13. <draw:frame draw:style-name="fr1" draw:name="Объект32" text:anchor-type="as-char" svg:y="-0.377cm" svg:width="2.387cm" svg:height="0.531cm" draw:z-index="33"><draw:object xlink:href="./Object 32" xlink:type="simple" xlink:show="embed" xlink:actuate="onLoad"/><draw:image xlink:href="./ObjectReplacements/Object 32" xlink:type="simple" xlink:show="embed" xlink:actuate="onLoad"/></draw:frame><text:bookmark-end text:name="__RefHeading___Toc470_1709031137"/></text:h>
      <text:p text:style-name="P40">3579 div 2 = 1789, 3579 mod 2 = 1;</text:p>
      <text:p text:style-name="P40">1789 div 3 = 596, 1789 mod 3 = 1;</text:p>
      <text:p text:style-name="P40">596 div 4 = 149, 596 mod 4 = 0;</text:p>
      <text:p text:style-name="P40">149 div 5 = 29, 149 mod 5 = 4;</text:p>
      <text:p text:style-name="P40">29 div 6 = 4, 29 mod 6 = 5;</text:p>
      <text:p text:style-name="P40">4 div 7 = 0, 4 mod 7 = 4.</text:p>
      <text:p text:style-name="P40"><draw:frame draw:style-name="fr1" draw:name="Объект33" text:anchor-type="as-char" svg:y="-0.377cm" svg:width="3.4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p>
      <text:h text:style-name="P8" text:outline-level="1"><text:bookmark-start text:name="__RefHeading___Toc1899_1709031137"/><text:soft-page-break/>Вывод<text:bookmark-end text:name="__RefHeading___Toc1899_1709031137"/></text:h>
      <text:p text:style-name="P29"><text:span text:style-name="T3">После выполнения данной лабораторной работы я научился переводу чисел между различными системами счисления, разобрался с системами счисления Бергмана и Цекендорфа. Так же научился обходиться с симметричными системами счисления, отработал переводы по сокращенному правилу.</text:span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h text:style-name="P8" text:outline-level="1"><text:bookmark-start text:name="__RefHeading___Toc1901_1709031137"/><text:soft-page-break/>Список Литературы<text:bookmark-end text:name="__RefHeading___Toc1901_1709031137"/></text:h>
      <text:list xml:id="list2780653125" text:style-name="WWNum5">
        <text:list-header>
          <text:p text:style-name="P21"><text:span text:style-name="T12">1. </text:span><text:span text:style-name="T11">Балакшин П.В., Соснин В.В., Машина Е.А. Информатика. – СПб: Университет ИТМО, 2020. – 122 с.</text:span></text:p>
        </text:list-header>
      </text:list>
      <text:p text:style-name="P20"/>
      <text:list xml:id="list220134674371437" text:continue-numbering="true" text:style-name="WWNum5">
        <text:list-header>
          <text:p text:style-name="P19"><text:span text:style-name="T10">2. Орлов С. А., Цилькер Б. Я. Организация ЭВМ и систем: Учебник для вузов. 2-е изд. – СПб.: Питер, 2011. – 688 с.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a33c" officeooo:paragraph-rsid="000ea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  <style:footer-first>
        <text:p text:style-name="MP1">Санкт-Петербург</text:p>
        <text:p text:style-name="MP1">2023</text:p>
      </style:footer-first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6:02.436584865</meta:creation-date>
    <dc:date>2023-09-21T22:01:32.684901627</dc:date>
    <meta:editing-duration>PT17M34S</meta:editing-duration>
    <meta:editing-cycles>2</meta:editing-cycles>
    <meta:generator>LibreOffice/7.3.7.2$Linux_X86_64 LibreOffice_project/30$Build-2</meta:generator>
    <meta:document-statistic meta:table-count="2" meta:image-count="0" meta:object-count="35" meta:page-count="7" meta:paragraph-count="129" meta:word-count="535" meta:character-count="3000" meta:non-whitespace-character-count="2535"/>
  </office:meta>
</office:document-meta>
</file>

<file path=Object 1/content.xml><?xml version="1.0" encoding="utf-8"?>
<math xmlns="http://www.w3.org/1998/Math/MathML" display="block">
  <semantics>
    <mrow>
      <msub>
        <mn>46318</mn>
        <mn>10</mn>
      </msub>
      <mo stretchy="false">=</mo>
      <msub>
        <mi>?</mi>
        <mn>15</mn>
      </msub>
    </mrow>
    <annotation encoding="StarMath 5.0">46318_10 = ?_15
</annotation>
  </semantics>
</math>
</file>

<file path=Object 10/content.xml><?xml version="1.0" encoding="utf-8"?>
<math xmlns="http://www.w3.org/1998/Math/MathML" display="block">
  <semantics>
    <mrow>
      <msub>
        <mn>26,48</mn>
        <mn>10</mn>
      </msub>
      <mo stretchy="false">=</mo>
      <msub>
        <mn>11010,01111</mn>
        <mn>2</mn>
      </msub>
    </mrow>
    <annotation encoding="StarMath 5.0">26,48_10 = 11010,01111_2</annotation>
  </semantics>
</math>
</file>

<file path=Object 11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i>?</mi>
          <mn>2</mn>
        </msub>
      </mrow>
    </mrow>
    <annotation encoding="StarMath 5.0">5A,EF_16=?_2
</annotation>
  </semantics>
</math>
</file>

<file path=Object 12/content.xml><?xml version="1.0" encoding="utf-8"?>
<math xmlns="http://www.w3.org/1998/Math/MathML" display="block">
  <semantics>
    <mrow>
      <msub>
        <mn>5</mn>
        <mn>16</mn>
      </msub>
      <mo stretchy="false">=</mo>
      <msub>
        <mn>0101</mn>
        <mn>2</mn>
      </msub>
    </mrow>
    <annotation encoding="StarMath 5.0">5_16 = 0101_2</annotation>
  </semantics>
</math>
</file>

<file path=Object 13/content.xml><?xml version="1.0" encoding="utf-8"?>
<math xmlns="http://www.w3.org/1998/Math/MathML" display="block">
  <semantics>
    <mrow>
      <msub>
        <mi>A</mi>
        <mn>16</mn>
      </msub>
      <mo stretchy="false">=</mo>
      <msub>
        <mn>1010</mn>
        <mn>2</mn>
      </msub>
    </mrow>
    <annotation encoding="StarMath 5.0">A_16 = 1010_2</annotation>
  </semantics>
</math>
</file>

<file path=Object 14/content.xml><?xml version="1.0" encoding="utf-8"?>
<math xmlns="http://www.w3.org/1998/Math/MathML" display="block">
  <semantics>
    <mrow>
      <msub>
        <mi>E</mi>
        <mn>16</mn>
      </msub>
      <mo stretchy="false">=</mo>
      <msub>
        <mn>1110</mn>
        <mn>2</mn>
      </msub>
    </mrow>
    <annotation encoding="StarMath 5.0">E_16 = 1110_2</annotation>
  </semantics>
</math>
</file>

<file path=Object 15/content.xml><?xml version="1.0" encoding="utf-8"?>
<math xmlns="http://www.w3.org/1998/Math/MathML" display="block">
  <semantics>
    <mrow>
      <msub>
        <mi>F</mi>
        <mn>16</mn>
      </msub>
      <mo stretchy="false">=</mo>
      <msub>
        <mn>1111</mn>
        <mn>2</mn>
      </msub>
    </mrow>
    <annotation encoding="StarMath 5.0">F_16 = 1111_2</annotation>
  </semantics>
</math>
</file>

<file path=Object 16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n>1011010,11101</mn>
          <mn>2</mn>
        </msub>
      </mrow>
    </mrow>
    <annotation encoding="StarMath 5.0">5A,EF_16=1011010,11101_2</annotation>
  </semantics>
</math>
</file>

<file path=Object 17/content.xml><?xml version="1.0" encoding="utf-8"?>
<math xmlns="http://www.w3.org/1998/Math/MathML" display="block">
  <semantics>
    <mrow>
      <msub>
        <mn>44,12</mn>
        <mn>8</mn>
      </msub>
      <mo stretchy="false">=</mo>
      <msub>
        <mi>?</mi>
        <mn>2</mn>
      </msub>
    </mrow>
    <annotation encoding="StarMath 5.0">44,12_8=?_2</annotation>
  </semantics>
</math>
</file>

<file path=Object 18/content.xml><?xml version="1.0" encoding="utf-8"?>
<math xmlns="http://www.w3.org/1998/Math/MathML" display="block">
  <semantics>
    <mrow>
      <msub>
        <mn>4</mn>
        <mn>8</mn>
      </msub>
      <mo stretchy="false">=</mo>
      <msub>
        <mn>100</mn>
        <mn>2</mn>
      </msub>
    </mrow>
    <annotation encoding="StarMath 5.0">4_8=100_2
</annotation>
  </semantics>
</math>
</file>

<file path=Object 19/content.xml><?xml version="1.0" encoding="utf-8"?>
<math xmlns="http://www.w3.org/1998/Math/MathML" display="block">
  <semantics>
    <mrow>
      <msub>
        <mn>1</mn>
        <mn>8</mn>
      </msub>
      <mo stretchy="false">=</mo>
      <msub>
        <mn>001</mn>
        <mn>2</mn>
      </msub>
    </mrow>
    <annotation encoding="StarMath 5.0">1_8=001_2

</annotation>
  </semantics>
</math>
</file>

<file path=Object 2/content.xml><?xml version="1.0" encoding="utf-8"?>
<math xmlns="http://www.w3.org/1998/Math/MathML" display="block">
  <semantics>
    <mrow>
      <msub>
        <mn>25115</mn>
        <mn>7</mn>
      </msub>
      <mo stretchy="false">=</mo>
      <msub>
        <mi>?</mi>
        <mn>10</mn>
      </msub>
    </mrow>
    <annotation encoding="StarMath 5.0">25115_7 =?_10
</annotation>
  </semantics>
</math>
</file>

<file path=Object 20/content.xml><?xml version="1.0" encoding="utf-8"?>
<math xmlns="http://www.w3.org/1998/Math/MathML" display="block">
  <semantics>
    <mrow>
      <msub>
        <mn>2</mn>
        <mn>8</mn>
      </msub>
      <mo stretchy="false">=</mo>
      <msub>
        <mn>010</mn>
        <mn>2</mn>
      </msub>
    </mrow>
    <annotation encoding="StarMath 5.0">2_8=010_2
</annotation>
  </semantics>
</math>
</file>

<file path=Object 21/content.xml><?xml version="1.0" encoding="utf-8"?>
<math xmlns="http://www.w3.org/1998/Math/MathML" display="block">
  <semantics>
    <mrow>
      <msub>
        <mn>44,12</mn>
        <mn>8</mn>
      </msub>
      <mo stretchy="false">=</mo>
      <msub>
        <mn>100100,00101</mn>
        <mn>2</mn>
      </msub>
    </mrow>
    <annotation encoding="StarMath 5.0">44,12_8=100100,00101_2</annotation>
  </semantics>
</math>
</file>

<file path=Object 22/content.xml><?xml version="1.0" encoding="utf-8"?>
<math xmlns="http://www.w3.org/1998/Math/MathML" display="block">
  <semantics>
    <mrow>
      <msub>
        <mn>0,011111</mn>
        <mn>2</mn>
      </msub>
      <mo stretchy="false">=</mo>
      <msub>
        <mi>?</mi>
        <mn>16</mn>
      </msub>
    </mrow>
    <annotation encoding="StarMath 5.0">0,011111_2=?_16</annotation>
  </semantics>
</math>
</file>

<file path=Object 23/content.xml><?xml version="1.0" encoding="utf-8"?>
<math xmlns="http://www.w3.org/1998/Math/MathML" display="block">
  <semantics>
    <mrow>
      <mrow>
        <msub>
          <mn>0,011111</mn>
          <mn>2</mn>
        </msub>
        <mo stretchy="false">=</mo>
        <mn>0.</mn>
      </mrow>
      <mn>0111</mn>
      <mrow>
        <msub>
          <mn>1100</mn>
          <mn>2</mn>
        </msub>
        <mo stretchy="false">=</mo>
        <mn>0.7</mn>
      </mrow>
      <msub>
        <mi>C</mi>
        <mn>16</mn>
      </msub>
    </mrow>
    <annotation encoding="StarMath 5.0">0,011111_2=0. 0111 1100_2=0.7C_16</annotation>
  </semantics>
</math>
</file>

<file path=Object 24/content.xml><?xml version="1.0" encoding="utf-8"?>
<math xmlns="http://www.w3.org/1998/Math/MathML" display="block">
  <semantics>
    <mrow>
      <msub>
        <mn>0,110011</mn>
        <mn>2</mn>
      </msub>
      <mo stretchy="false">=</mo>
      <msub>
        <mi>?</mi>
        <mn>10</mn>
      </msub>
    </mrow>
    <annotation encoding="StarMath 5.0">0,110011_2=?_10</annotation>
  </semantics>
</math>
</file>

<file path=Object 25/content.xml><?xml version="1.0" encoding="utf-8"?>
<math xmlns="http://www.w3.org/1998/Math/MathML" display="block">
  <semantics>
    <mrow>
      <msub>
        <mn>0,110011</mn>
        <mn>2</mn>
      </msub>
      <mo stretchy="false">=</mo>
      <mrow>
        <mrow>
          <mn>1</mn>
          <mo stretchy="false">∗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2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5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6</mn>
            </mrow>
          </msup>
        </mrow>
      </mrow>
      <mo stretchy="false">=</mo>
      <msub>
        <mn>0,796875</mn>
        <mn>10</mn>
      </msub>
      <mo stretchy="false">≈</mo>
      <mn>0,79688</mn>
    </mrow>
    <annotation encoding="StarMath 5.0">0,110011_2=1*2^-1+1*2^-2+1*2^-5+1*2^-6=0,796875_10 approx 0,79688</annotation>
  </semantics>
</math>
</file>

<file path=Object 26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sub>
          <mi>?</mi>
          <mn>10</mn>
        </msub>
      </mrow>
    </mrow>
    <annotation encoding="StarMath 5.0">2E,22_16=?_10</annotation>
  </semantics>
</math>
</file>

<file path=Object 27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row>
          <mrow>
            <mn>2</mn>
            <mo stretchy="false">∗</mo>
            <msup>
              <mn>16</mn>
              <mn>1</mn>
            </msup>
          </mrow>
          <mo stretchy="false">+</mo>
          <mrow>
            <mn>14</mn>
            <mo stretchy="false">∗</mo>
            <msup>
              <mn>16</mn>
              <mn>0</mn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1</mn>
              </mrow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2</mn>
              </mrow>
            </msup>
          </mrow>
        </mrow>
        <mo stretchy="false">=</mo>
        <msub>
          <mn>46,1328125</mn>
          <mn>10</mn>
        </msub>
        <mo stretchy="false">≈</mo>
        <msub>
          <mn>46,13281</mn>
          <mn>10</mn>
        </msub>
      </mrow>
    </mrow>
    <annotation encoding="StarMath 5.0">2E,22_16=2*16^1+14*16^0+2*16^-1+2*16^-2=46,1328125_10 approx 46,13281_10</annotation>
  </semantics>
</math>
</file>

<file path=Object 28/content.xml><?xml version="1.0" encoding="utf-8"?>
<math xmlns="http://www.w3.org/1998/Math/MathML" display="block">
  <semantics>
    <mrow>
      <msub>
        <mn>60</mn>
        <mn>10</mn>
      </msub>
      <mo stretchy="false">=</mo>
      <msub>
        <mi>?</mi>
        <mi mathvariant="italic">Fib</mi>
      </msub>
    </mrow>
    <annotation encoding="StarMath 5.0">60_10 =?_Fib</annotation>
  </semantics>
</math>
</file>

<file path=Object 29/content.xml><?xml version="1.0" encoding="utf-8"?>
<math xmlns="http://www.w3.org/1998/Math/MathML" display="block">
  <semantics>
    <mrow>
      <msub>
        <mn>60</mn>
        <mn>10</mn>
      </msub>
      <mo stretchy="false">=</mo>
      <msub>
        <mn>11001000</mn>
        <mi mathvariant="italic">Fib</mi>
      </msub>
    </mrow>
    <annotation encoding="StarMath 5.0">60_10 = 11001000_Fib</annotation>
  </semantics>
</math>
</file>

<file path=Object 3/content.xml><?xml version="1.0" encoding="utf-8"?>
<math xmlns="http://www.w3.org/1998/Math/MathML" display="block">
  <semantics>
    <mrow>
      <msub>
        <mn>46318</mn>
        <mn>10</mn>
      </msub>
      <mo stretchy="false">=</mo>
      <msub>
        <mi mathvariant="italic">DACD</mi>
        <mn>15</mn>
      </msub>
    </mrow>
    <annotation encoding="StarMath 5.0">46318_10=DACD_15</annotation>
  </semantics>
</math>
</file>

<file path=Object 30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sub>
        <mi>?</mi>
        <mn>10</mn>
      </msub>
    </mrow>
    <annotation encoding="StarMath 5.0">581_-10=?_10</annotation>
  </semantics>
</math>
</file>

<file path=Object 31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row>
        <mrow>
          <mn>5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2</mn>
          </msup>
        </mrow>
        <mo stretchy="false">+</mo>
        <mrow>
          <mn>8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1</mn>
          </msup>
        </mrow>
        <mo stretchy="false">+</mo>
        <mrow>
          <mn>1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0</mn>
          </msup>
        </mrow>
      </mrow>
      <mo stretchy="false">=</mo>
      <mrow>
        <mn>500</mn>
        <mo stretchy="false">−</mo>
        <mn>80</mn>
        <mo stretchy="false">+</mo>
        <mn>1</mn>
      </mrow>
      <mo stretchy="false">=</mo>
      <msub>
        <mn>421</mn>
        <mn>10</mn>
      </msub>
    </mrow>
    <annotation encoding="StarMath 5.0">581_-10=5*(-10)^2+8*(-10)^1+1*(-10)^0 = 500 - 80 + 1 = 421_10</annotation>
  </semantics>
</math>
</file>

<file path=Object 32/content.xml><?xml version="1.0" encoding="utf-8"?>
<math xmlns="http://www.w3.org/1998/Math/MathML" display="block">
  <semantics>
    <mrow>
      <msub>
        <mn>3579</mn>
        <mn>10</mn>
      </msub>
      <mo stretchy="false">=</mo>
      <msub>
        <mi>?</mi>
        <mi mathvariant="italic">Fаct</mi>
      </msub>
    </mrow>
    <annotation encoding="StarMath 5.0">3579_10=?_Fаct</annotation>
  </semantics>
</math>
</file>

<file path=Object 33/content.xml><?xml version="1.0" encoding="utf-8"?>
<math xmlns="http://www.w3.org/1998/Math/MathML" display="block">
  <semantics>
    <mrow>
      <msub>
        <mn>3579</mn>
        <mn>10</mn>
      </msub>
      <mo stretchy="false">=</mo>
      <msub>
        <mn>454011</mn>
        <mi mathvariant="italic">Fаct</mi>
      </msub>
    </mrow>
    <annotation encoding="StarMath 5.0">3579_10=454011_Fаct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sub>
          <mi>?</mi>
          <mn>10</mn>
        </msub>
      </mrow>
    </mrow>
    <annotation encoding="StarMath 5.0">(-1)20(-2)4_9C=?_10
</annotation>
  </semantics>
</math>
</file>

<file path=Object 35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n>9</mn>
              <mn>4</mn>
            </msup>
          </mrow>
          <mo stretchy="false">+</mo>
          <mrow>
            <mn>2</mn>
            <mo stretchy="false">∗</mo>
            <msup>
              <mn>9</mn>
              <mn>3</mn>
            </msup>
          </mrow>
          <mo stretchy="false">+</mo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sup>
              <mn>9</mn>
              <mn>1</mn>
            </msup>
          </mrow>
          <mo stretchy="false">+</mo>
          <mrow>
            <mn>4</mn>
            <mo stretchy="false">∗</mo>
            <msup>
              <mn>9</mn>
              <mn>0</mn>
            </msup>
          </mrow>
        </mrow>
        <mo stretchy="false">=</mo>
        <mrow>
          <mo stretchy="false">−</mo>
          <msub>
            <mn>5117</mn>
            <mn>10</mn>
          </msub>
        </mrow>
      </mrow>
    </mrow>
    <annotation encoding="StarMath 5.0">(-1)20(-2)4_9c=(-1)*9^4+2*9^3+(-2)*9^1+4*9^0=-5117_10</annotation>
  </semantics>
</math>
</file>

<file path=Object 4/content.xml><?xml version="1.0" encoding="utf-8"?>
<math xmlns="http://www.w3.org/1998/Math/MathML" display="block">
  <semantics>
    <mrow>
      <msub>
        <mn>25115</mn>
        <mn>7</mn>
      </msub>
      <mo stretchy="false">=</mo>
      <mrow>
        <mrow>
          <mn>2</mn>
          <mo stretchy="false">∗</mo>
          <msup>
            <mn>7</mn>
            <mn>4</mn>
          </msup>
        </mrow>
        <mo stretchy="false">+</mo>
        <mrow>
          <mn>5</mn>
          <mo stretchy="false">∗</mo>
          <msup>
            <mn>7</mn>
            <mn>3</mn>
          </msup>
        </mrow>
        <mo stretchy="false">+</mo>
        <mrow>
          <mn>1</mn>
          <mo stretchy="false">∗</mo>
          <msup>
            <mn>7</mn>
            <mn>2</mn>
          </msup>
        </mrow>
        <mo stretchy="false">+</mo>
        <mrow>
          <mn>1</mn>
          <mo stretchy="false">∗</mo>
          <msup>
            <mn>7</mn>
            <mn>1</mn>
          </msup>
        </mrow>
        <mo stretchy="false">+</mo>
        <mrow>
          <mn>5</mn>
          <mo stretchy="false">∗</mo>
          <msup>
            <mn>7</mn>
            <mn>0</mn>
          </msup>
        </mrow>
      </mrow>
      <mo stretchy="false">=</mo>
      <msub>
        <mn>6578</mn>
        <mn>10</mn>
      </msub>
    </mrow>
    <annotation encoding="StarMath 5.0">25115_7=2*7^4 + 5*7^3+1*7^2+1*7^1+5*7^0=6578_10</annotation>
  </semantics>
</math>
</file>

<file path=Object 5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i>?</mi>
          <mn>9</mn>
        </msub>
      </mrow>
    </mrow>
    <annotation encoding="StarMath 5.0">29A13_11=?_9</annotation>
  </semantics>
</math>
</file>

<file path=Object 6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row>
          <mrow>
            <mn>2</mn>
            <mo stretchy="false">∗</mo>
            <msup>
              <mn>11</mn>
              <mn>4</mn>
            </msup>
          </mrow>
          <mo stretchy="false">+</mo>
          <mrow>
            <mn>9</mn>
            <mo stretchy="false">∗</mo>
            <msup>
              <mn>11</mn>
              <mn>3</mn>
            </msup>
          </mrow>
          <mo stretchy="false">+</mo>
          <mrow>
            <mn>10</mn>
            <mo stretchy="false">∗</mo>
            <msup>
              <mn>11</mn>
              <mn>2</mn>
            </msup>
          </mrow>
          <mo stretchy="false">+</mo>
          <mrow>
            <mn>1</mn>
            <mo stretchy="false">∗</mo>
            <msup>
              <mn>11</mn>
              <mn>1</mn>
            </msup>
          </mrow>
          <mo stretchy="false">+</mo>
          <mrow>
            <mn>3</mn>
            <mo stretchy="false">∗</mo>
            <msup>
              <mn>11</mn>
              <mn>0</mn>
            </msup>
          </mrow>
        </mrow>
        <mo stretchy="false">=</mo>
        <msub>
          <mn>42485</mn>
          <mn>10</mn>
        </msub>
      </mrow>
    </mrow>
    <annotation encoding="StarMath 5.0">29A13_11=2*11^4+9*11^3+10*11^2+1*11^1+3*11^0=42485_10</annotation>
  </semantics>
</math>
</file>

<file path=Object 7/content.xml><?xml version="1.0" encoding="utf-8"?>
<math xmlns="http://www.w3.org/1998/Math/MathML" display="block">
  <semantics>
    <mrow>
      <msub>
        <mn>26,48</mn>
        <mn>10</mn>
      </msub>
      <mo stretchy="false">=</mo>
      <msub>
        <mi>?</mi>
        <mn>2</mn>
      </msub>
    </mrow>
    <annotation encoding="StarMath 5.0">26,48_10=?_2
</annotation>
  </semantics>
</math>
</file>

<file path=Object 8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n>64245</mn>
          <mn>9</mn>
        </msub>
      </mrow>
    </mrow>
    <annotation encoding="StarMath 5.0">29A13_11=64245_9
</annotation>
  </semantics>
</math>
</file>

<file path=Object 9/content.xml><?xml version="1.0" encoding="utf-8"?>
<math xmlns="http://www.w3.org/1998/Math/MathML" display="block">
  <semantics>
    <mrow>
      <msub>
        <mn>26</mn>
        <mn>10</mn>
      </msub>
      <mo stretchy="false">=</mo>
      <mrow>
        <mn>16</mn>
        <mo stretchy="false">+</mo>
        <mn>8</mn>
        <mo stretchy="false">+</mo>
        <mn>2</mn>
      </mrow>
      <mo stretchy="false">=</mo>
      <msub>
        <mn>11010</mn>
        <mn>2</mn>
      </msub>
    </mrow>
    <annotation encoding="StarMath 5.0">26_10=16+8+2=11010_2
</annotation>
  </semantics>
</math>
</file>